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rsid="001840ad" officeooo:paragraph-rsid="001840ad"/>
    </style:style>
    <style:style style:name="P2" style:family="paragraph" style:parent-style-name="Text_20_body">
      <style:text-properties officeooo:rsid="001840ad" officeooo:paragraph-rsid="0018c522"/>
    </style:style>
    <style:style style:name="P3" style:family="paragraph" style:parent-style-name="Text_20_body">
      <style:text-properties officeooo:rsid="0018c522" officeooo:paragraph-rsid="0018c522"/>
    </style:style>
    <style:style style:name="P4" style:family="paragraph" style:parent-style-name="Text_20_body">
      <style:text-properties officeooo:rsid="0018c522" officeooo:paragraph-rsid="001a0b43"/>
    </style:style>
    <style:style style:name="P5" style:family="paragraph" style:parent-style-name="Text_20_body">
      <style:text-properties officeooo:rsid="001a0b43" officeooo:paragraph-rsid="001a0b43"/>
    </style:style>
    <style:style style:name="T1" style:family="text">
      <style:text-properties officeooo:rsid="001840ad"/>
    </style:style>
    <style:style style:name="T2" style:family="text">
      <style:text-properties officeooo:rsid="0018c5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частие:</text:p>
      <text:p text:style-name="P2">Если вы хотите участвовать на мероприятии как участник в области <text:span text:style-name="T2">Technology:</text:span></text:p>
      <text:p text:style-name="P2"><text:span text:style-name="T2">То вам нужны знания программирования,роботостроения,лего-конструирование и т.д.</text:span> </text:p>
      <text:p text:style-name="P2"/>
      <text:p text:style-name="P2">Если вы хотите участвовать на мероприятии как участник в области <text:span text:style-name="T2">Culture:</text:span></text:p>
      <text:p text:style-name="P3">То вам нужны знания рукоделия, блогерство, особенно знания в масс-медиа и т.д. </text:p>
      <text:p text:style-name="P3"/>
      <text:p text:style-name="P3"><text:span text:style-name="T1">Если вы хотите участвовать на мероприятии как участник в области </text:span>Ecology:</text:p>
      <text:p text:style-name="P3">То вам нужны знания в области переработки, экопродукции, <text:s/>очистке воздуха и воды и т.д. </text:p>
      <text:p text:style-name="P4"/>
      <text:p text:style-name="P4"><text:span text:style-name="T1">Если вы хотите участвовать на мероприятии как участник в области Business</text:span>:</text:p>
      <text:p text:style-name="P5">То вам нужны знания в области стартапов и малого бизнеса и т.д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4:53:42.079860371</meta:creation-date>
    <dc:date>2019-09-20T15:19:07.753507521</dc:date>
    <meta:editing-duration>PT3M44S</meta:editing-duration>
    <meta:editing-cycles>1</meta:editing-cycles>
    <meta:document-statistic meta:table-count="0" meta:image-count="0" meta:object-count="0" meta:page-count="1" meta:paragraph-count="9" meta:word-count="90" meta:character-count="615" meta:non-whitespace-character-count="528"/>
    <meta:generator>LibreOffice/6.0.7.3$Linux_X86_64 LibreOffice_project/00m0$Build-3</meta:generator>
  </office:meta>
</office:document-meta>
</file>